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1"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text-properties officeooo:rsid="0011de80" officeooo:paragraph-rsid="0011de80"/>
    </style:style>
    <style:style style:name="P2" style:family="paragraph" style:parent-style-name="Text_20_body">
      <style:text-properties officeooo:rsid="00173f95" officeooo:paragraph-rsid="00173f95"/>
    </style:style>
    <style:style style:name="P3" style:family="paragraph" style:parent-style-name="Text_20_body">
      <style:text-properties officeooo:rsid="00122529" officeooo:paragraph-rsid="0017dc11"/>
    </style:style>
    <style:style style:name="P4" style:family="paragraph" style:parent-style-name="Text_20_body">
      <style:text-properties officeooo:rsid="0017dc11" officeooo:paragraph-rsid="0017dc11"/>
    </style:style>
    <style:style style:name="P5" style:family="paragraph" style:parent-style-name="Title">
      <style:text-properties officeooo:rsid="0011de80" officeooo:paragraph-rsid="0011de80"/>
    </style:style>
    <style:style style:name="P6" style:family="paragraph" style:parent-style-name="Title">
      <style:text-properties officeooo:rsid="0011de80" officeooo:paragraph-rsid="00173f95"/>
    </style:style>
    <style:style style:name="P7" style:family="paragraph" style:parent-style-name="Text_20_body" style:list-style-name="L1">
      <style:text-properties officeooo:rsid="00173f95" officeooo:paragraph-rsid="00173f95"/>
    </style:style>
    <style:style style:name="P8" style:family="paragraph" style:parent-style-name="Text_20_body" style:list-style-name="L2">
      <style:text-properties officeooo:rsid="00173f95" officeooo:paragraph-rsid="00173f95"/>
    </style:style>
    <style:style style:name="P9" style:family="paragraph" style:parent-style-name="Text_20_body" style:list-style-name="L1">
      <style:text-properties officeooo:rsid="0011de80" officeooo:paragraph-rsid="0011de80"/>
    </style:style>
    <style:style style:name="P10" style:family="paragraph" style:parent-style-name="Text_20_body" style:list-style-name="L3">
      <style:text-properties officeooo:rsid="0017dc11" officeooo:paragraph-rsid="0017dc11"/>
    </style:style>
    <style:style style:name="P11" style:family="paragraph" style:parent-style-name="Text_20_body" style:list-style-name="L3">
      <style:text-properties officeooo:rsid="00189f5a" officeooo:paragraph-rsid="00189f5a"/>
    </style:style>
    <style:style style:name="P12" style:family="paragraph" style:parent-style-name="Text_20_body" style:list-style-name="L2">
      <style:text-properties officeooo:rsid="00189f5a" officeooo:paragraph-rsid="00189f5a"/>
    </style:style>
    <style:style style:name="P13" style:family="paragraph" style:parent-style-name="Title">
      <style:text-properties officeooo:rsid="00173f95" officeooo:paragraph-rsid="00173f95"/>
    </style:style>
    <style:style style:name="P14" style:family="paragraph" style:parent-style-name="Heading_20_1">
      <style:text-properties officeooo:rsid="00173f95"/>
    </style:style>
    <style:style style:name="P15" style:family="paragraph" style:parent-style-name="Heading_20_1">
      <style:text-properties officeooo:rsid="00173f95" officeooo:paragraph-rsid="00173f95"/>
    </style:style>
    <style:style style:name="P16" style:family="paragraph" style:parent-style-name="Heading_20_1">
      <style:paragraph-properties fo:break-before="page"/>
    </style:style>
    <style:style style:name="T1" style:family="text">
      <style:text-properties officeooo:rsid="00173f95"/>
    </style:style>
    <style:style style:name="T2" style:family="text">
      <style:text-properties officeooo:rsid="0017dc11"/>
    </style:style>
    <style:style style:name="T3" style:family="text">
      <style:text-properties officeooo:rsid="00189f5a"/>
    </style:style>
    <style:style style:name="T4" style:family="text">
      <style:text-properties officeooo:rsid="00194d49"/>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1"/>
      <text:p text:style-name="P1"/>
      <text:p text:style-name="P5"/>
      <text:p text:style-name="P5"/>
      <text:p text:style-name="P6">Web Target <text:span text:style-name="T1">HR1 </text:span></text:p>
      <text:p text:style-name="P13">“Personnel Administration”</text:p>
      <text:p text:style-name="P1"/>
      <text:h text:style-name="P16" text:outline-level="1">Functional Description of the Web Application</text:h>
      <text:list xml:id="list7874746079886249350" text:style-name="L1">
        <text:list-item>
          <text:p text:style-name="P7">Personnel Application is a Web App that allows to administer key personal information about personnel belonging to the company.</text:p>
        </text:list-item>
        <text:list-item>
          <text:p text:style-name="P7">For each member of the company the application stores and administer the following information:</text:p>
          <text:list>
            <text:list-item>
              <text:p text:style-name="P7">Name of the person (family and given name)</text:p>
            </text:list-item>
            <text:list-item>
              <text:p text:style-name="P7">Email</text:p>
            </text:list-item>
            <text:list-item>
              <text:p text:style-name="P7">….....</text:p>
            </text:list-item>
          </text:list>
        </text:list-item>
        <text:list-item>
          <text:p text:style-name="P7">The Application requires a user/password to enter the app</text:p>
        </text:list-item>
        <text:list-item>
          <text:p text:style-name="P7">The Application has a formulary which allows to recover the user/password combination for those who may have forgotten it. </text:p>
        </text:list-item>
      </text:list>
      <text:h text:style-name="P14" text:outline-level="1">Key Technologies </text:h>
      <text:list xml:id="list1178574066856287478" text:style-name="L2">
        <text:list-item>
          <text:p text:style-name="P8">AJAX <text:span text:style-name="T3">Web Application</text:span></text:p>
        </text:list-item>
        <text:list-item>
          <text:p text:style-name="P8">MySQL database</text:p>
        </text:list-item>
        <text:list-item>
          <text:p text:style-name="P12">Java 8, Tomcat 8, Wicket 6</text:p>
        </text:list-item>
      </text:list>
      <text:h text:style-name="Heading_20_1" text:outline-level="1">Vulnerabil<text:span text:style-name="T1">yties</text:span></text:h>
      <text:list xml:id="list154154667570408" text:continue-list="list7874746079886249350" text:style-name="L1">
        <text:list-item text:start-value="1">
          <text:p text:style-name="P9">Blind SQL <text:span text:style-name="T2">injection within AJAX call</text:span></text:p>
        </text:list-item>
      </text:list>
      <text:h text:style-name="P15" text:outline-level="1">How to exploit </text:h>
      <text:p text:style-name="P2">The following tools can be used to hack the app:</text:p>
      <text:list xml:id="list154155700940662" text:continue-list="list1178574066856287478" text:style-name="L2">
        <text:list-item text:start-value="1">
          <text:p text:style-name="P8">sqlmap</text:p>
        </text:list-item>
        <text:list-item>
          <text:p text:style-name="P8">Charles <text:span text:style-name="T3">web </text:span>proxy (man in the middle)</text:p>
        </text:list-item>
        <text:list-item>
          <text:p text:style-name="P8">Chrome web browser</text:p>
        </text:list-item>
      </text:list>
      <text:p text:style-name="P2"/>
      <text:p text:style-name="P4">The key points to have into account are:</text:p>
      <text:p text:style-name="P4"/>
      <text:list xml:id="list1500444847602994337" text:style-name="L3">
        <text:list-item>
          <text:p text:style-name="P10">Blind SQL requires that a tool be used in order to perform the attacks, otherewise is too cumbersome to do it by hand.</text:p>
        </text:list-item>
        <text:list-item>
          <text:p text:style-name="P10"><text:soft-page-break/>One the most powerful tool is “sqlmap” and it is the one used in the attack</text:p>
        </text:list-item>
        <text:list-item>
          <text:p text:style-name="P10">It is ease to recognize, by hand, that the login formulary is not vulnerable. However, the recover formulary is indeed vulnerable to blind sql injection, which can be easily checked by sending any word or sendin a single quote ('). The web app will answer differently.</text:p>
        </text:list-item>
        <text:list-item>
          <text:p text:style-name="P10">The recover formulary proceeds via JAX, not a regular http request.</text:p>
        </text:list-item>
        <text:list-item>
          <text:p text:style-name="P10">In order to obtain the url which must be fetched to sqlmap the Chrome Developer Tools (a part of Chrome Web Browser) do no seem to provide the right url.</text:p>
        </text:list-item>
        <text:list-item>
          <text:p text:style-name="P10">On the other hand, Charles man in the middle will show up the true URL and HTTP parameters that sqlmap must use to perform the attacks.</text:p>
        </text:list-item>
        <text:list-item>
          <text:p text:style-name="P10">It all leads to the following sqlmap command line:</text:p>
        </text:list-item>
      </text:list>
      <text:p text:style-name="P4">python sqlmap.py -u "http://127.0.0.1:8080/hr1/?0-1.IBehaviorListener.0-recover-sendMail&amp;recover3_hf_0=&amp;0-1.IFormSubmitListener-recover=&amp;email=turur&amp;sendMail=1&amp;_=144706106903a3" --headers="Host: localhost:8080\nUser-Agent: Mozilla/5.0 (X11; Linux x86_64) AppleWebKit/537.36 (KHTML, like Gecko) Chrome/46.0.2490.80 Safari/537.36\nAccept: application/xml, text/xml, */*; q=0.01\nX-Requested-With: XMLHttpRequest\nWicket-Ajax: true\nWicket-FocusedElementId: sendMail4\nWicket-Ajax-BaseURL: login\nReferer: http://localhost:8080/hr1/login\nAccept-Encoding: gzip, deflate, sdch\nAccept-Language: en-US,en;q=0.8,es;q=0.6\nCookie: JSESSIONID=44EC891B14B48F1CCD75B5AA9F48EC4C" --not-string="Internal error" -p email –dump</text:p>
      <text:list xml:id="list154155596816995" text:continue-numbering="true" text:style-name="L3">
        <text:list-item>
          <text:p text:style-name="P10">The ip used in the -u option must be adjusted.</text:p>
        </text:list-item>
        <text:list-item>
          <text:p text:style-name="P10">The cookie sent as a part of the http headers must also be adjusted.</text:p>
        </text:list-item>
        <text:list-item>
          <text:p text:style-name="P10">The option “–not-string” helps sqlmap to know true/false results during the attac process.</text:p>
        </text:list-item>
        <text:list-item>
          <text:p text:style-name="P10">The option “-p email” indicates that the vulnerable parameter is “email”</text:p>
        </text:list-item>
        <text:list-item>
          <text:p text:style-name="P10">The opcion “--dum<text:span text:style-name="T3">p</text:span>” will tell sqlmap that it has to dump all database content.</text:p>
        </text:list-item>
        <text:list-item>
          <text:p text:style-name="P11">Keep in mind that if the java framework used to program the web app (wicket) detects some error within the http requests (alien cookie, ill formed requests...), it will redirect to /login. <text:span text:style-name="T4">The sqlmap command line has be carefully crafted, otherwise it will not be able to exploit the vulnerability (in particular, attention has to be paid to the -u option to specify the url).</text:span></text:p>
        </text:list-item>
        <text:list-item>
          <text:p text:style-name="P11"/>
        </text:list-item>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1"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11-09T15:41:54.546953286</dc:date>
    <dc:creator>Jesus Rubio</dc:creator>
    <meta:editing-duration>PT19H21M44S</meta:editing-duration>
    <meta:editing-cycles>5</meta:editing-cycles>
    <meta:generator>LibreOffice/4.3.3.2$Linux_X86_64 LibreOffice_project/430m0$Build-2</meta:generator>
    <meta:document-statistic meta:table-count="0" meta:image-count="0" meta:object-count="0" meta:page-count="3" meta:paragraph-count="37" meta:word-count="489" meta:character-count="3203" meta:non-whitespace-character-count="2778"/>
  </office:meta>
</office:document-meta>
</file>